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graphics>
      <draw:page draw:name="page1" draw:style-name="dp1" draw:master-page-name="Default">
        <draw:polyline draw:style-name="standard" draw:layer="layout" svg:width="2.339cm" svg:height="0.303cm" svg:x="12.067cm" svg:y="12.851cm" svg:viewBox="0 0 2340 304" draw:points="0,0 2340,0 2340,304 0,304">
          <text:p/>
        </draw:polyline>
        <draw:polyline draw:style-name="standard" draw:layer="layout" svg:width="0.169cm" svg:height="0.656cm" svg:x="11.982cm" svg:y="12.616cm" svg:viewBox="0 0 170 657" draw:points="63,0 59,298 170,347 0,429 76,467 76,657">
          <text:p/>
        </draw:polyline>
        <draw:polyline draw:style-name="standard" draw:layer="layout" svg:width="0.169cm" svg:height="0.656cm" svg:x="11.936cm" svg:y="14.477cm" svg:viewBox="0 0 170 657" draw:points="61,0 59,298 170,345 0,427 76,465 76,657">
          <text:p/>
        </draw:polyline>
        <draw:circle draw:style-name="standard" draw:layer="layout" svg:width="0.135cm" svg:height="0.135cm" svg:x="14.432cm" svg:y="13.141cm">
          <text:p/>
        </draw:circle>
        <draw:circle draw:style-name="standard" draw:layer="layout" svg:width="0.135cm" svg:height="0.135cm" svg:x="14.432cm" svg:y="12.934cm">
          <text:p/>
        </draw:circle>
        <draw:circle draw:style-name="standard" draw:layer="layout" svg:width="0.135cm" svg:height="0.135cm" svg:x="14.432cm" svg:y="12.72cm">
          <text:p/>
        </draw:circle>
        <draw:line draw:style-name="standard" draw:layer="layout" svg:x1="14.603cm" svg:y1="12.57cm" svg:x2="14.603cm" svg:y2="13.393cm">
          <text:p/>
        </draw:line>
        <draw:line draw:style-name="standard" draw:layer="layout" svg:x1="14.397cm" svg:y1="12.566cm" svg:x2="14.397cm" svg:y2="13.421cm">
          <text:p/>
        </draw:line>
        <draw:line draw:style-name="standard" draw:layer="layout" svg:x1="14.618cm" svg:y1="12.591cm" svg:x2="14.851cm" svg:y2="12.777cm">
          <text:p/>
        </draw:line>
        <draw:line draw:style-name="standard" draw:layer="layout" svg:x1="14.611cm" svg:y1="12.796cm" svg:x2="14.844cm" svg:y2="12.985cm">
          <text:p/>
        </draw:line>
        <draw:line draw:style-name="standard" draw:layer="layout" svg:x1="14.611cm" svg:y1="12.999cm" svg:x2="14.844cm" svg:y2="13.186cm">
          <text:p/>
        </draw:line>
        <draw:line draw:style-name="standard" draw:layer="layout" svg:x1="14.611cm" svg:y1="13.184cm" svg:x2="14.844cm" svg:y2="13.372cm">
          <text:p/>
        </draw:line>
        <draw:line draw:style-name="standard" draw:layer="layout" svg:x1="14.611cm" svg:y1="13.385cm" svg:x2="14.844cm" svg:y2="13.575cm">
          <text:p/>
        </draw:line>
        <draw:line draw:style-name="standard" draw:layer="layout" svg:x1="15.037cm" svg:y1="13.023cm" svg:x2="15.975cm" svg:y2="13.023cm">
          <text:p/>
        </draw:line>
        <draw:polygon draw:style-name="standard" draw:layer="layout" svg:width="0.373cm" svg:height="0.262cm" svg:x="14.933cm" svg:y="12.892cm" svg:viewBox="0 0 374 263" draw:points="0,131 374,0 367,263 10,131">
          <text:p/>
        </draw:polygon>
        <draw:path draw:style-name="standard" draw:layer="layout" svg:width="0.595cm" svg:height="0.618cm" svg:x="15.519cm" svg:y="12.511cm" svg:viewBox="0 0 596 619" svg:d="m0 0c320 16 591 296 596 619">
          <text:p/>
        </draw:path>
        <draw:polyline draw:style-name="standard" draw:layer="layout" svg:width="0.595cm" svg:height="0.618cm" svg:x="15.519cm" svg:y="12.511cm" svg:viewBox="0 0 596 619" draw:points="0,0 59,6 116,19 173,35 226,59 279,86 329,118 373,154 415,194 456,239 489,285 519,336 544,387 566,442 583,499 591,558 596,619">
          <text:p/>
        </draw:polyline>
        <draw:polyline draw:style-name="standard" draw:layer="layout" svg:width="0.595cm" svg:height="0.643cm" svg:x="15.519cm" svg:y="13.128cm" svg:viewBox="0 0 596 644" draw:points="596,0 593,61 583,120 568,179 549,234 523,289 494,340 460,389 422,436 379,478 333,516 283,550 230,579 175,603 120,622 61,635 0,644">
          <text:p/>
        </draw:polyline>
        <draw:polygon draw:style-name="standard" draw:layer="layout" svg:width="0.377cm" svg:height="0.18cm" svg:x="15.471cm" svg:y="13.605cm" svg:viewBox="0 0 378 181" draw:points="299,0 0,181 378,176 295,0">
          <text:p/>
        </draw:polygon>
        <draw:polyline draw:style-name="standard" draw:layer="layout" svg:width="2.86cm" svg:height="0.32cm" svg:x="11.984cm" svg:y="14.701cm" svg:viewBox="0 0 2861 321" draw:points="0,0 2861,0 2861,321 44,321">
          <text:p/>
        </draw:polyline>
        <draw:circle draw:style-name="standard" draw:layer="layout" svg:width="0.203cm" svg:height="0.203cm" svg:x="14.465cm" svg:y="14.487cm">
          <text:p/>
        </draw:circle>
        <draw:circle draw:style-name="standard" draw:layer="layout" svg:width="0.203cm" svg:height="0.203cm" svg:x="14.154cm" svg:y="14.492cm">
          <text:p/>
        </draw:circle>
        <draw:circle draw:style-name="standard" draw:layer="layout" svg:width="0.203cm" svg:height="0.203cm" svg:x="13.843cm" svg:y="14.492cm">
          <text:p/>
        </draw:circle>
        <draw:circle draw:style-name="standard" draw:layer="layout" svg:width="0.203cm" svg:height="0.203cm" svg:x="14.476cm" svg:y="15.042cm">
          <text:p/>
        </draw:circle>
        <draw:circle draw:style-name="standard" draw:layer="layout" svg:width="0.203cm" svg:height="0.203cm" svg:x="14.167cm" svg:y="15.042cm">
          <text:p/>
        </draw:circle>
        <draw:circle draw:style-name="standard" draw:layer="layout" svg:width="0.203cm" svg:height="0.203cm" svg:x="13.854cm" svg:y="15.042cm">
          <text:p/>
        </draw:circle>
        <draw:polyline draw:style-name="standard" draw:layer="layout" svg:width="1.253cm" svg:height="0.794cm" svg:x="13.771cm" svg:y="14.452cm" svg:viewBox="0 0 1254 795" draw:points="0,0 1254,0 1254,795">
          <text:p/>
        </draw:polyline>
        <draw:line draw:style-name="standard" draw:layer="layout" svg:x1="13.777cm" svg:y1="15.283cm" svg:x2="15.037cm" svg:y2="15.279cm">
          <text:p/>
        </draw:line>
        <draw:line draw:style-name="standard" draw:layer="layout" svg:x1="13.758cm" svg:y1="14.435cm" svg:x2="13.972cm" svg:y2="14.252cm">
          <text:p/>
        </draw:line>
        <draw:line draw:style-name="standard" draw:layer="layout" svg:x1="13.972cm" svg:y1="14.435cm" svg:x2="14.186cm" svg:y2="14.252cm">
          <text:p/>
        </draw:line>
        <draw:line draw:style-name="standard" draw:layer="layout" svg:x1="14.184cm" svg:y1="14.435cm" svg:x2="14.397cm" svg:y2="14.252cm">
          <text:p/>
        </draw:line>
        <draw:line draw:style-name="standard" draw:layer="layout" svg:x1="14.391cm" svg:y1="14.42cm" svg:x2="14.603cm" svg:y2="14.238cm">
          <text:p/>
        </draw:line>
        <draw:line draw:style-name="standard" draw:layer="layout" svg:x1="14.597cm" svg:y1="14.416cm" svg:x2="14.81cm" svg:y2="14.233cm">
          <text:p/>
        </draw:line>
        <draw:line draw:style-name="standard" draw:layer="layout" svg:x1="14.815cm" svg:y1="14.416cm" svg:x2="15.03cm" svg:y2="14.233cm">
          <text:p/>
        </draw:line>
        <draw:line draw:style-name="standard" draw:layer="layout" svg:x1="15.054cm" svg:y1="14.416cm" svg:x2="15.265cm" svg:y2="14.233cm">
          <text:p/>
        </draw:line>
        <draw:line draw:style-name="standard" draw:layer="layout" svg:x1="15.054cm" svg:y1="14.617cm" svg:x2="15.267cm" svg:y2="14.435cm">
          <text:p/>
        </draw:line>
        <draw:line draw:style-name="standard" draw:layer="layout" svg:x1="15.06cm" svg:y1="14.822cm" svg:x2="15.274cm" svg:y2="14.638cm">
          <text:p/>
        </draw:line>
        <draw:line draw:style-name="standard" draw:layer="layout" svg:x1="15.062cm" svg:y1="14.998cm" svg:x2="15.274cm" svg:y2="14.814cm">
          <text:p/>
        </draw:line>
        <draw:line draw:style-name="standard" draw:layer="layout" svg:x1="15.054cm" svg:y1="15.192cm" svg:x2="15.267cm" svg:y2="15.008cm">
          <text:p/>
        </draw:line>
        <draw:line draw:style-name="standard" draw:layer="layout" svg:x1="14.823cm" svg:y1="15.48cm" svg:x2="15.037cm" svg:y2="15.296cm">
          <text:p/>
        </draw:line>
        <draw:line draw:style-name="standard" draw:layer="layout" svg:x1="14.603cm" svg:y1="15.499cm" svg:x2="14.819cm" svg:y2="15.315cm">
          <text:p/>
        </draw:line>
        <draw:line draw:style-name="standard" draw:layer="layout" svg:x1="14.376cm" svg:y1="15.499cm" svg:x2="14.592cm" svg:y2="15.315cm">
          <text:p/>
        </draw:line>
        <draw:line draw:style-name="standard" draw:layer="layout" svg:x1="14.165cm" svg:y1="15.506cm" svg:x2="14.376cm" svg:y2="15.322cm">
          <text:p/>
        </draw:line>
        <draw:line draw:style-name="standard" draw:layer="layout" svg:x1="13.945cm" svg:y1="15.491cm" svg:x2="14.161cm" svg:y2="15.311cm">
          <text:p/>
        </draw:line>
        <draw:line draw:style-name="standard" draw:layer="layout" svg:x1="13.716cm" svg:y1="15.491cm" svg:x2="13.928cm" svg:y2="15.311cm">
          <text:p/>
        </draw:line>
        <draw:line draw:style-name="standard" draw:layer="layout" svg:x1="15.496cm" svg:y1="14.543cm" svg:x2="15.496cm" svg:y2="15.482cm">
          <text:p/>
        </draw:line>
        <draw:polygon draw:style-name="standard" draw:layer="layout" svg:width="0.262cm" svg:height="0.377cm" svg:x="15.365cm" svg:y="14.435cm" svg:viewBox="0 0 263 378" draw:points="131,0 263,378 0,371 131,14">
          <text:p/>
        </draw:polygon>
        <draw:path draw:style-name="standard" draw:layer="layout" svg:width="0.595cm" svg:height="0.62cm" svg:x="15.871cm" svg:y="14.223cm" svg:viewBox="0 0 596 621" svg:d="m0 0c322 16 591 296 596 621">
          <text:p/>
        </draw:path>
        <draw:polyline draw:style-name="standard" draw:layer="layout" svg:width="0.595cm" svg:height="0.62cm" svg:x="15.871cm" svg:y="14.223cm" svg:viewBox="0 0 596 621" draw:points="0,0 59,6 118,19 173,35 228,59 279,86 329,118 375,154 417,194 456,239 489,285 521,336 547,389 566,444 583,501 591,560 596,621">
          <text:p/>
        </draw:polyline>
        <draw:polyline draw:style-name="standard" draw:layer="layout" svg:width="0.595cm" svg:height="0.643cm" svg:x="15.871cm" svg:y="14.843cm" svg:viewBox="0 0 596 644" draw:points="596,0 593,61 583,120 568,179 549,234 523,289 494,340 460,389 422,436 379,476 333,514 283,548 232,577 177,603 120,622 61,635 0,644">
          <text:p/>
        </draw:polyline>
        <draw:polygon draw:style-name="standard" draw:layer="layout" svg:width="0.379cm" svg:height="0.182cm" svg:x="15.82cm" svg:y="15.317cm" svg:viewBox="0 0 380 183" draw:points="301,0 0,183 380,175 295,0">
          <text:p/>
        </draw:polygon>
        <draw:polyline draw:style-name="standard" draw:layer="layout" svg:width="2.339cm" svg:height="0.303cm" svg:x="10.981cm" svg:y="17.294cm" svg:viewBox="0 0 2340 304" draw:points="0,0 2340,0 2340,304 0,304">
          <text:p/>
        </draw:polyline>
        <draw:polyline draw:style-name="standard" draw:layer="layout" svg:width="0.167cm" svg:height="0.656cm" svg:x="10.897cm" svg:y="17.059cm" svg:viewBox="0 0 168 657" draw:points="61,0 57,298 168,347 0,429 76,467 76,657">
          <text:p/>
        </draw:polyline>
        <draw:circle draw:style-name="standard" draw:layer="layout" svg:width="0.135cm" svg:height="0.135cm" svg:x="13.35cm" svg:y="17.584cm">
          <text:p/>
        </draw:circle>
        <draw:circle draw:style-name="standard" draw:layer="layout" svg:width="0.135cm" svg:height="0.135cm" svg:x="13.35cm" svg:y="17.377cm">
          <text:p/>
        </draw:circle>
        <draw:circle draw:style-name="standard" draw:layer="layout" svg:width="0.135cm" svg:height="0.135cm" svg:x="13.35cm" svg:y="17.163cm">
          <text:p/>
        </draw:circle>
        <draw:line draw:style-name="standard" draw:layer="layout" svg:x1="13.517cm" svg:y1="17.015cm" svg:x2="13.517cm" svg:y2="17.836cm">
          <text:p/>
        </draw:line>
        <draw:line draw:style-name="standard" draw:layer="layout" svg:x1="13.316cm" svg:y1="17.011cm" svg:x2="13.316cm" svg:y2="17.868cm">
          <text:p/>
        </draw:line>
        <draw:polyline draw:style-name="standard" draw:layer="layout" svg:width="2.335cm" svg:height="0.303cm" svg:x="13.557cm" svg:y="17.305cm" svg:viewBox="0 0 2336 304" draw:points="2336,0 0,0 0,304 2336,304">
          <text:p/>
        </draw:polyline>
        <draw:polyline draw:style-name="standard" draw:layer="layout" svg:width="0.169cm" svg:height="0.658cm" svg:x="15.809cm" svg:y="17.068cm" svg:viewBox="0 0 170 659" draw:points="107,0 112,298 0,347 170,429 95,467 95,659">
          <text:p/>
        </draw:polyline>
        <draw:line draw:style-name="standard" draw:layer="layout" svg:x1="13.212cm" svg:y1="17.446cm" svg:x2="12.77cm" svg:y2="17.446cm">
          <text:p/>
        </draw:line>
        <draw:polygon draw:style-name="standard" draw:layer="layout" svg:width="0.318cm" svg:height="0.142cm" svg:x="12.581cm" svg:y="17.368cm" svg:viewBox="0 0 319 143" draw:points="0,67 319,0 319,143 6,75">
          <text:p/>
        </draw:polygon>
        <draw:path draw:style-name="standard" draw:layer="layout" svg:width="0.298cm" svg:height="0.462cm" svg:x="12.823cm" svg:y="16.975cm" svg:viewBox="0 0 299 463" svg:d="m0 0c186 84 299 257 299 463">
          <text:p/>
        </draw:path>
        <draw:polyline draw:style-name="standard" draw:layer="layout" svg:width="0.298cm" svg:height="0.462cm" svg:x="12.823cm" svg:y="16.975cm" svg:viewBox="0 0 299 463" draw:points="0,0 35,19 69,38 101,61 131,84 158,112 184,139 207,171 228,201 245,235 262,269 275,305 285,343 292,381 296,422 299,463">
          <text:p/>
        </draw:polyline>
        <draw:polyline draw:style-name="standard" draw:layer="layout" svg:width="0.298cm" svg:height="0.453cm" svg:x="12.823cm" svg:y="17.436cm" svg:viewBox="0 0 299 454" draw:points="299,0 296,40 292,80 283,118 273,156 260,190 245,227 226,259 205,290 184,318 158,346 131,371 101,396 69,417 35,437 0,454">
          <text:p/>
        </draw:polyline>
        <draw:polygon draw:style-name="standard" draw:layer="layout" svg:width="0.271cm" svg:height="0.184cm" svg:x="12.744cm" svg:y="16.915cm" svg:viewBox="0 0 272 185" draw:points="144,185 0,0 272,91 159,185">
          <text:p/>
        </draw:polygon>
        <draw:line draw:style-name="standard" draw:layer="layout" svg:x1="13.646cm" svg:y1="17.446cm" svg:x2="14.086cm" svg:y2="17.446cm">
          <text:p/>
        </draw:line>
        <draw:polygon draw:style-name="standard" draw:layer="layout" svg:width="0.318cm" svg:height="0.142cm" svg:x="13.957cm" svg:y="17.368cm" svg:viewBox="0 0 319 143" draw:points="319,67 0,0 0,143 310,75">
          <text:p/>
        </draw:polygon>
        <draw:path draw:style-name="standard" draw:layer="layout" svg:width="0.3cm" svg:height="0.462cm" svg:x="13.733cm" svg:y="16.975cm" svg:viewBox="0 0 301 463" svg:d="m301 0c-187 84-301 257-301 463">
          <text:p/>
        </draw:path>
        <draw:polyline draw:style-name="standard" draw:layer="layout" svg:width="0.3cm" svg:height="0.462cm" svg:x="13.733cm" svg:y="16.975cm" svg:viewBox="0 0 301 463" draw:points="301,0 264,19 228,38 196,61 167,84 139,112 114,139 91,171 69,201 50,235 35,269 23,305 12,343 6,381 0,422 0,463">
          <text:p/>
        </draw:polyline>
        <draw:polyline draw:style-name="standard" draw:layer="layout" svg:width="0.3cm" svg:height="0.453cm" svg:x="13.733cm" svg:y="17.436cm" svg:viewBox="0 0 301 454" draw:points="0,0 2,40 6,80 12,118 23,156 35,190 52,227 69,259 91,290 114,318 139,346 167,371 196,396 230,417 264,437 301,454">
          <text:p/>
        </draw:polyline>
        <draw:polygon draw:style-name="standard" draw:layer="layout" svg:width="0.273cm" svg:height="0.184cm" svg:x="13.839cm" svg:y="16.915cm" svg:viewBox="0 0 274 185" draw:points="129,185 274,0 0,91 114,185">
          <text:p/>
        </draw:polygon>
        <draw:polyline draw:style-name="standard" draw:layer="layout" svg:width="2.335cm" svg:height="0.3cm" svg:x="11.513cm" svg:y="18.878cm" svg:viewBox="0 0 2336 301" draw:points="0,0 2336,0 2336,301 0,301">
          <text:p/>
        </draw:polyline>
        <draw:circle draw:style-name="standard" draw:layer="layout" svg:width="0.119cm" svg:height="0.119cm" svg:x="13.716cm" svg:y="18.729cm">
          <text:p/>
        </draw:circle>
        <draw:circle draw:style-name="standard" draw:layer="layout" svg:width="0.119cm" svg:height="0.119cm" svg:x="13.53cm" svg:y="18.736cm">
          <text:p/>
        </draw:circle>
        <draw:circle draw:style-name="standard" draw:layer="layout" svg:width="0.119cm" svg:height="0.119cm" svg:x="13.337cm" svg:y="18.729cm">
          <text:p/>
        </draw:circle>
        <draw:circle draw:style-name="standard" draw:layer="layout" svg:width="0.119cm" svg:height="0.119cm" svg:x="13.72cm" svg:y="19.214cm">
          <text:p/>
        </draw:circle>
        <draw:circle draw:style-name="standard" draw:layer="layout" svg:width="0.119cm" svg:height="0.119cm" svg:x="13.534cm" svg:y="19.218cm">
          <text:p/>
        </draw:circle>
        <draw:circle draw:style-name="standard" draw:layer="layout" svg:width="0.119cm" svg:height="0.119cm" svg:x="13.343cm" svg:y="19.214cm">
          <text:p/>
        </draw:circle>
        <draw:polyline draw:style-name="standard" draw:layer="layout" svg:width="0.908cm" svg:height="0.916cm" svg:x="13.248cm" svg:y="18.689cm" svg:viewBox="0 0 909 917" draw:points="0,0 694,0 694,694 27,694 27,917 909,917">
          <text:p/>
        </draw:polyline>
        <draw:polyline draw:style-name="standard" draw:layer="layout" svg:width="0.931cm" svg:height="0.212cm" svg:x="13.248cm" svg:y="18.469cm" svg:viewBox="0 0 932 213" draw:points="0,213 0,0 927,0 932,0">
          <text:p/>
        </draw:polyline>
        <draw:polyline draw:style-name="standard" draw:layer="layout" svg:width="1.236cm" svg:height="0.4cm" svg:x="14.203cm" svg:y="18.469cm" svg:viewBox="0 0 1237 401" draw:points="0,0 0,401 1237,401">
          <text:p/>
        </draw:polyline>
        <draw:polyline draw:style-name="standard" draw:layer="layout" svg:width="1.255cm" svg:height="0.417cm" svg:x="14.216cm" svg:y="19.178cm" svg:viewBox="0 0 1256 418" draw:points="1256,0 0,0 0,418">
          <text:p/>
        </draw:polyline>
        <draw:polyline draw:style-name="standard" draw:layer="layout" svg:width="0.169cm" svg:height="0.658cm" svg:x="11.39cm" svg:y="18.738cm" svg:viewBox="0 0 170 659" draw:points="61,0 59,298 170,345 0,429 74,467 74,659">
          <text:p/>
        </draw:polyline>
        <draw:polyline draw:style-name="standard" draw:layer="layout" svg:width="0.167cm" svg:height="0.658cm" svg:x="15.416cm" svg:y="18.738cm" svg:viewBox="0 0 168 659" draw:points="61,0 57,298 168,345 0,429 76,467 76,659">
          <text:p/>
        </draw:polyline>
        <draw:path draw:style-name="standard" draw:layer="layout" svg:width="0.303cm" svg:height="0.464cm" svg:x="12.876cm" svg:y="18.596cm" svg:viewBox="0 0 304 465" svg:d="m0 0c189 84 304 257 304 465">
          <text:p/>
        </draw:path>
        <draw:polyline draw:style-name="standard" draw:layer="layout" svg:width="0.303cm" svg:height="0.464cm" svg:x="12.876cm" svg:y="18.596cm" svg:viewBox="0 0 304 465" draw:points="0,0 35,19 69,38 103,61 133,84 161,112 187,139 210,171 231,203 250,235 267,271 280,307 288,346 297,384 301,424 304,465">
          <text:p/>
        </draw:polyline>
        <draw:polyline draw:style-name="standard" draw:layer="layout" svg:width="0.303cm" svg:height="0.453cm" svg:x="12.876cm" svg:y="19.059cm" svg:viewBox="0 0 304 454" draw:points="304,0 301,40 297,80 288,118 278,154 265,190 248,224 231,257 210,288 187,318 161,346 133,371 103,394 69,415 35,437 0,454">
          <text:p/>
        </draw:polyline>
        <draw:polygon draw:style-name="standard" draw:layer="layout" svg:width="0.271cm" svg:height="0.18cm" svg:x="12.8cm" svg:y="18.539cm" svg:viewBox="0 0 272 181" draw:points="144,181 0,0 272,92 159,181">
          <text:p/>
        </draw:polygon>
        <draw:path draw:style-name="standard" draw:layer="layout" svg:width="0.298cm" svg:height="0.464cm" svg:x="14.313cm" svg:y="18.596cm" svg:viewBox="0 0 299 465" svg:d="m299 0c-187 84-299 257-299 465">
          <text:p/>
        </draw:path>
        <draw:polyline draw:style-name="standard" draw:layer="layout" svg:width="0.298cm" svg:height="0.464cm" svg:x="14.313cm" svg:y="18.596cm" svg:viewBox="0 0 299 465" draw:points="299,0 262,19 226,38 194,61 165,84 137,112 112,139 88,171 67,203 50,235 35,271 23,307 12,346 6,384 0,424 0,465">
          <text:p/>
        </draw:polyline>
        <draw:polyline draw:style-name="standard" draw:layer="layout" svg:width="0.298cm" svg:height="0.453cm" svg:x="14.313cm" svg:y="19.059cm" svg:viewBox="0 0 299 454" draw:points="0,0 2,40 6,80 12,118 23,154 35,190 52,224 69,257 91,288 114,318 139,346 167,371 196,394 228,415 262,437 299,454">
          <text:p/>
        </draw:polyline>
        <draw:polygon draw:style-name="standard" draw:layer="layout" svg:width="0.271cm" svg:height="0.18cm" svg:x="14.419cm" svg:y="18.539cm" svg:viewBox="0 0 272 181" draw:points="126,181 272,0 0,92 112,181">
          <text:p/>
        </draw:polygon>
        <draw:line draw:style-name="standard" draw:layer="layout" svg:x1="12.727cm" svg:y1="19.326cm" svg:x2="12.727cm" svg:y2="18.886cm">
          <text:p/>
        </draw:line>
        <draw:polygon draw:style-name="standard" draw:layer="layout" svg:width="0.14cm" svg:height="0.318cm" svg:x="12.664cm" svg:y="18.697cm" svg:viewBox="0 0 141 319" draw:points="72,0 141,319 0,319 67,6">
          <text:p/>
        </draw:polygon>
        <draw:line draw:style-name="standard" draw:layer="layout" svg:x1="14.806cm" svg:y1="18.719cm" svg:x2="14.806cm" svg:y2="19.163cm">
          <text:p/>
        </draw:line>
        <draw:polygon draw:style-name="standard" draw:layer="layout" svg:width="0.138cm" svg:height="0.32cm" svg:x="14.743cm" svg:y="19.034cm" svg:viewBox="0 0 139 321" draw:points="70,321 139,0 0,2 67,310">
          <text:p/>
        </draw:polygon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00000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1T21:21:11</meta:creation-date>
    <dc:date>2011-09-11T21:33:31</dc:date>
    <meta:editing-duration>PT5M44S</meta:editing-duration>
    <meta:editing-cycles>3</meta:editing-cycles>
    <meta:generator>LibreOffice/3.4$Unix LibreOffice_project/340m1$Build-302</meta:generator>
    <meta:document-statistic meta:object-count="97"/>
  </office:meta>
</office:document-meta>
</file>